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77216f" draw:marker-start-width="0.076cm" draw:marker-end="Arrow" draw:marker-end-width="0.051cm" draw:fill="solid" draw:fill-color="#eeeeee" draw:textarea-horizontal-align="justify" draw:textarea-vertical-align="middle" draw:auto-grow-height="false" fo:min-height="18cm" fo:min-width="19.87cm" fo:padding-top="0.15cm" fo:padding-bottom="0.15cm" fo:padding-left="0.275cm" fo:padding-right="0.275cm" draw:shadow="hidden"/>
    </style:style>
    <style:style style:name="gr2" style:family="graphic" style:parent-style-name="standard">
      <style:graphic-properties svg:stroke-color="#77216f" draw:fill="solid" draw:fill-color="#aea79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77216f" draw:fill="solid" draw:fill-color="#ffffff"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svg:stroke-width="0.051cm" svg:stroke-color="#3465a4" draw:marker-start="Arrow" draw:marker-start-width="0.457cm" draw:marker-end="Arrow" draw:marker-end-width="0.457cm" draw:fill="none" draw:textarea-vertical-align="middle" fo:padding-top="0.15cm" fo:padding-bottom="0.15cm" fo:padding-left="0.275cm" fo:padding-right="0.275cm" draw:shadow="hidden"/>
    </style:style>
    <style:style style:name="gr5" style:family="graphic" style:parent-style-name="objectwithoutfill">
      <style:graphic-properties svg:stroke-width="0.051cm" svg:stroke-color="#ff00cc" draw:marker-start-width="0.457cm" draw:marker-end="Arrow" draw:marker-end-width="0.457cm" draw:fill="none" draw:textarea-vertical-align="middle" fo:padding-top="0.151cm" fo:padding-bottom="0.151cm" fo:padding-left="0.276cm" fo:padding-right="0.276cm" draw:shadow="hidden"/>
    </style:style>
    <style:style style:name="gr6" style:family="graphic" style:parent-style-name="objectwithoutfill" style:list-style-name="L1">
      <style:graphic-properties svg:stroke-width="0.051cm" svg:stroke-color="#3465a4" draw:marker-start="" draw:marker-start-width="0.457cm" draw:marker-end="Arrow" draw:marker-end-width="0.457cm" draw:fill="none" draw:textarea-vertical-align="middle" fo:padding-top="0.15cm" fo:padding-bottom="0.15cm" fo:padding-left="0.275cm" fo:padding-right="0.275cm" draw:shadow="hidden"/>
    </style:style>
    <style:style style:name="gr7" style:family="graphic" style:parent-style-name="objectwithoutfill">
      <style:graphic-properties svg:stroke-width="0.051cm" svg:stroke-color="#c5000b" draw:marker-start-width="0.355cm" draw:marker-end="Arrow" draw:marker-end-width="0.457cm" draw:fill="none" draw:textarea-vertical-align="middle" fo:padding-top="0.15cm" fo:padding-bottom="0.15cm" fo:padding-left="0.275cm" fo:padding-right="0.275cm" draw:shadow="hidden"/>
    </style:style>
    <style:style style:name="gr8" style:family="graphic" style:parent-style-name="objectwithoutfill">
      <style:graphic-properties svg:stroke-width="0.051cm" svg:stroke-color="#3465a4" draw:marker-start="Arrow" draw:marker-start-width="0.457cm" draw:marker-end="Arrow" draw:marker-end-width="0.457cm" draw:fill="none" draw:textarea-vertical-align="middle" fo:padding-top="0.15cm" fo:padding-bottom="0.15cm" fo:padding-left="0.275cm" fo:padding-right="0.275cm" draw:shadow="hidden"/>
    </style:style>
    <style:style style:name="gr9" style:family="graphic" style:parent-style-name="standard">
      <style:graphic-properties svg:stroke-color="#77216f" draw:marker-end="Arrowheads_20_1" draw:fill="solid" draw:fill-color="#aea79f" draw:textarea-horizontal-align="justify" draw:textarea-vertical-align="middle" draw:auto-grow-height="false" draw:shadow="hidden"/>
    </style:style>
    <style:style style:name="gr10" style:family="graphic" style:parent-style-name="objectwithoutfill">
      <style:graphic-properties svg:stroke-width="0.051cm" svg:stroke-color="#77216f" draw:marker-start-width="0.356cm" draw:marker-end="Arrow" draw:marker-end-width="0.457cm" draw:fill="none" draw:textarea-vertical-align="middle" fo:padding-top="0.151cm" fo:padding-bottom="0.151cm" fo:padding-left="0.276cm" fo:padding-right="0.276cm" draw:shadow="hidden"/>
    </style:style>
    <style:style style:name="gr11" style:family="graphic" style:parent-style-name="objectwithoutfill">
      <style:graphic-properties svg:stroke-width="0.051cm" svg:stroke-color="#77216f" draw:marker-start-width="0.355cm" draw:marker-end="Arrow" draw:marker-end-width="0.457cm" draw:fill="none" draw:textarea-vertical-align="middle" fo:padding-top="0.15cm" fo:padding-bottom="0.15cm" fo:padding-left="0.275cm" fo:padding-right="0.275cm" draw:shadow="hidden"/>
    </style:style>
    <style:style style:name="gr12" style:family="graphic" style:parent-style-name="objectwithoutfill">
      <style:graphic-properties draw:stroke="dash" draw:stroke-dash="Dashed_20__28_var_29_" svg:stroke-width="0.051cm" svg:stroke-color="#77216f" draw:marker-start="Arrow" draw:marker-start-width="0.457cm" draw:marker-end="Arrow" draw:marker-end-width="0.457cm" draw:fill="none" draw:textarea-vertical-align="middle" fo:padding-top="0.15cm" fo:padding-bottom="0.15cm" fo:padding-left="0.275cm" fo:padding-right="0.275cm" draw:shadow="hidden"/>
    </style:style>
    <style:style style:name="gr13" style:family="graphic" style:parent-style-name="objectwithoutfill">
      <style:graphic-properties svg:stroke-width="0.051cm" svg:stroke-color="#dd4814" draw:marker-start-width="0.355cm" draw:marker-end="Arrow" draw:marker-end-width="0.457cm" draw:fill="none" draw:textarea-vertical-align="middle" fo:padding-top="0.15cm" fo:padding-bottom="0.15cm" fo:padding-left="0.275cm" fo:padding-right="0.275cm" draw:shadow="hidden"/>
    </style:style>
    <style:style style:name="gr14" style:family="graphic" style:parent-style-name="objectwithoutfill">
      <style:graphic-properties svg:stroke-width="0.051cm" svg:stroke-color="#2c001e" draw:marker-start-width="0.355cm" draw:marker-end="Arrow" draw:marker-end-width="0.457cm" draw:fill="none" draw:textarea-vertical-align="middle" fo:padding-top="0.15cm" fo:padding-bottom="0.15cm" fo:padding-left="0.275cm" fo:padding-right="0.275cm" draw:shadow="hidden"/>
    </style:style>
    <style:style style:name="gr15" style:family="graphic" style:parent-style-name="objectwithoutfill">
      <style:graphic-properties svg:stroke-width="0.051cm" draw:marker-start-width="0.457cm" draw:marker-end="Arrow" draw:marker-end-width="0.457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draw:marker-start="Arrow" draw:marker-start-width="0.457cm" draw:marker-end="Arrow" draw:marker-end-width="0.457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draw:marker-start="Arrow" draw:marker-start-width="0.457cm" draw:marker-end="Arrow" draw:marker-end-width="0.457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draw:marker-start-width="0.457cm" draw:marker-end="Arrow" draw:marker-end-width="0.457cm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77216f" draw:marker-start-width="0.355cm" draw:marker-end="Arrow" draw:marker-end-width="0.457cm" draw:fill="none" draw:textarea-vertical-align="middle" fo:padding-top="0.15cm" fo:padding-bottom="0.15cm" fo:padding-left="0.275cm" fo:padding-right="0.275cm" draw:shadow="hidden"/>
    </style:style>
    <style:style style:name="gr20" style:family="graphic" style:parent-style-name="objectwithoutfill">
      <style:graphic-properties svg:stroke-width="0.051cm" svg:stroke-color="#ff6600" draw:marker-start-width="0.457cm" draw:marker-end="Arrow" draw:marker-end-width="0.457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2.29cm" fo:min-width="3.31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2.671cm" fo:min-width="12.2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2.29cm" fo:min-width="5.088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tyle="italic" style:font-style-asian="italic" style:font-style-complex="italic"/>
    </style:style>
    <style:style style:name="P11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fo:font-size="10pt" fo:font-style="normal" style:font-size-asian="10pt" style:font-style-asian="normal" style:font-size-complex="10pt" style:font-style-complex="normal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42cm" svg:height="18.3cm" svg:x="7.096cm" svg:y="5.052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/></text:p>
          <text:p text:style-name="P1"><text:span text:style-name="T1"><text:tab/></text:span><text:span text:style-name="T1"><text:tab/></text:span><text:span text:style-name="T1"><text:tab/></text:span><text:span text:style-name="T1">CAN BUS </text:span></text:p>
          <text:p text:style-name="P1"><text:span text:style-name="T1"><text:tab/></text:span><text:span text:style-name="T1"><text:tab/></text:span><text:span text:style-name="T1"><text:tab/></text:span><text:span text:style-name="T1">and UART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Custom Baseboard PC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2.6cm" svg:height="1.7cm" svg:x="4.145cm" svg:y="8.664cm">
          <text:p text:style-name="P1"><text:span text:style-name="T2">Magnetometer</text:span></text:p>
          <text:p text:style-name="P1"><text:span text:style-name="T2">(I2C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4.6cm" svg:height="4.8cm" svg:x="14.698cm" svg:y="14.823cm">
          <draw:glue-point draw:id="4" svg:x="5cm" svg:y="-2.291cm" draw:escape-direction="right"/>
          <draw:glue-point draw:id="5" svg:x="5cm" svg:y="-1.25cm" draw:escape-direction="right"/>
          <draw:glue-point draw:id="6" svg:x="5cm" svg:y="1.25cm" draw:escape-direction="right"/>
          <draw:glue-point draw:id="7" svg:x="5cm" svg:y="2.708cm"/>
          <draw:glue-point draw:id="8" svg:x="5cm" svg:y="-3.333cm"/>
          <draw:glue-point draw:id="9" svg:x="-5cm" svg:y="2.708cm"/>
          <draw:glue-point draw:id="10" svg:x="-5cm" svg:y="1.25cm"/>
          <draw:glue-point draw:id="11" svg:x="-5cm" svg:y="-2.291cm"/>
          <draw:glue-point draw:id="12" svg:x="-5cm" svg:y="-1.25cm"/>
          <draw:glue-point draw:id="13" svg:x="-5cm" svg:y="-3.333cm"/>
          <text:p text:style-name="P1"><text:span text:style-name="T2">Microprocessor</text:span></text:p>
          <text:p text:style-name="P1"><text:span text:style-name="T3"><text:line-break/></text:span><text:span text:style-name="T3">Freescale iMX6 TinyRex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6.998cm" svg:y1="14.823cm" svg:x2="16.998cm" svg:y2="12.303cm" draw:start-shape="id1" draw:start-glue-point="0" draw:end-shape="id2" draw:end-glue-point="2" svg:d="M16998 14823v-2520" svg:viewBox="0 0 1 2521">
          <text:p/>
        </draw:connector>
        <draw:custom-shape draw:style-name="gr3" draw:text-style-name="P2" xml:id="id2" draw:id="id2" draw:layer="layout" svg:width="4.6cm" svg:height="4.7cm" svg:x="14.698cm" svg:y="7.603cm">
          <draw:glue-point draw:id="4" svg:x="-5.002cm" svg:y="0.682cm"/>
          <draw:glue-point draw:id="5" svg:x="-5.002cm" svg:y="-2.289cm" draw:escape-direction="left"/>
          <draw:glue-point draw:id="6" svg:x="-5.002cm" svg:y="2.034cm"/>
          <draw:glue-point draw:id="7" svg:x="-5.002cm" svg:y="-3.64cm"/>
          <draw:glue-point draw:id="8" svg:x="-5.002cm" svg:y="3.385cm"/>
          <draw:glue-point draw:id="9" svg:x="5.002cm" svg:y="-2.829cm"/>
          <draw:glue-point draw:id="10" svg:x="-5.002cm" svg:y="-0.938cm"/>
          <text:p text:style-name="P1"><text:span text:style-name="T2">Flight Controller</text:span></text:p>
          <text:p text:style-name="P1"><text:span text:style-name="T2"/></text:p>
          <text:p text:style-name="P1"><text:span text:style-name="T3">Pixhawk 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6.745cm" svg:y1="9.514cm" svg:x2="14.698cm" svg:y2="9.513cm" draw:start-shape="id3" draw:start-glue-point="1" draw:end-shape="id2" draw:end-glue-point="10" svg:d="M6745 9514h3977v-1h3976" svg:viewBox="0 0 7954 2">
          <text:p/>
        </draw:connector>
        <draw:custom-shape draw:style-name="gr2" draw:text-style-name="P2" xml:id="id4" draw:id="id4" draw:layer="layout" svg:width="2.6cm" svg:height="1.7cm" svg:x="4.145cm" svg:y="5.064cm">
          <text:p text:style-name="P1"><text:span text:style-name="T2">SBUS</text:span><text:span text:style-name="T2"><text:line-break/></text:span><text:span text:style-name="T2">(Serial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.6cm" svg:height="1.7cm" svg:x="31.78cm" svg:y="9.6cm">
          <text:p text:style-name="P1"><text:span text:style-name="T4">Radio</text:span><text:span text:style-name="T5"><text:line-break/></text:span><text:span text:style-name="T3">900 MHz</text:span><text:span text:style-name="T3"><text:line-break/></text:span><text:span text:style-name="T3">(UART)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6.745cm" svg:y1="5.914cm" svg:x2="14.698cm" svg:y2="8.243cm" draw:start-shape="id4" draw:start-glue-point="1" draw:end-shape="id2" draw:end-glue-point="7" svg:d="M6745 5914h3977v2329h3976" svg:viewBox="0 0 7954 2330"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</draw:connector>
        <draw:custom-shape draw:style-name="gr2" draw:text-style-name="P2" xml:id="id5" draw:id="id5" draw:layer="layout" svg:width="2.6cm" svg:height="3.3cm" svg:x="23.86cm" svg:y="14.972cm">
          <text:p text:style-name="P1"><text:span text:style-name="T4">GPIO</text:span></text:p>
          <text:p text:style-name="P1"><text:span text:style-name="T4"/></text:p>
          <text:p text:style-name="P6"><text:span text:style-name="T3">Buttons</text:span><text:span text:style-name="T3"><text:line-break/></text:span><text:span text:style-name="T3">LED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9.298cm" svg:y1="16.623cm" svg:x2="23.86cm" svg:y2="16.622cm" draw:start-shape="id1" draw:start-glue-point="5" draw:end-shape="id5" draw:end-glue-point="3" svg:d="M19298 16623h2281v-1h2281" svg:viewBox="0 0 4563 2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7"/></text:p>
        </draw:connector>
        <draw:connector draw:style-name="gr8" draw:text-style-name="P7" draw:layer="layout" draw:line-skew="4.045cm" svg:x1="31.78cm" svg:y1="10.45cm" svg:x2="19.298cm" svg:y2="9.953cm" draw:start-shape="id6" draw:start-glue-point="3" draw:end-shape="id2" draw:end-glue-point="1" svg:d="M31780 10450h-2196v-497h-10286" svg:viewBox="0 0 12483 498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7"/></text:p>
        </draw:connector>
        <draw:custom-shape draw:style-name="gr9" draw:text-style-name="P2" xml:id="id7" draw:id="id7" draw:layer="layout" svg:width="1.8cm" svg:height="0.6cm" svg:x="32.18cm" svg:y="4.8cm">
          <text:p text:style-name="P1"><text:span text:style-name="T2">ESC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8" draw:id="id8" draw:layer="layout" svg:width="1.8cm" svg:height="0.6cm" svg:x="32.18cm" svg:y="5.5cm">
          <text:p text:style-name="P1"><text:span text:style-name="T2">ESC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9" draw:id="id9" draw:layer="layout" svg:width="1.8cm" svg:height="0.6cm" svg:x="32.18cm" svg:y="6.2cm">
          <text:p text:style-name="P1"><text:span text:style-name="T2">ESC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0" draw:id="id10" draw:layer="layout" svg:width="1.8cm" svg:height="0.6cm" svg:x="32.18cm" svg:y="6.9cm">
          <text:p text:style-name="P1"><text:span text:style-name="T2">ESC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2.398cm" svg:x1="19.298cm" svg:y1="8.624cm" svg:x2="32.18cm" svg:y2="5.1cm" draw:start-shape="id2" draw:start-glue-point="9" draw:end-shape="id7" draw:end-glue-point="3" svg:d="M19298 8624h8839v-3524h4043" svg:viewBox="0 0 12883 3525">
          <text:p/>
        </draw:connector>
        <draw:connector draw:style-name="gr11" draw:text-style-name="P1" draw:layer="layout" draw:line-skew="3.16cm" svg:x1="19.298cm" svg:y1="8.624cm" svg:x2="32.18cm" svg:y2="5.8cm" draw:start-shape="id2" draw:start-glue-point="9" draw:end-shape="id8" draw:end-glue-point="3" svg:d="M19298 8624h9601v-2824h3281" svg:viewBox="0 0 12883 2825">
          <text:p/>
        </draw:connector>
        <draw:connector draw:style-name="gr11" draw:text-style-name="P1" draw:layer="layout" draw:line-skew="3.795cm" svg:x1="19.298cm" svg:y1="8.624cm" svg:x2="32.18cm" svg:y2="6.5cm" draw:start-shape="id2" draw:start-glue-point="9" draw:end-shape="id9" draw:end-glue-point="3" svg:d="M19298 8624h10236v-2124h2646" svg:viewBox="0 0 12883 2125">
          <text:p/>
        </draw:connector>
        <draw:connector draw:style-name="gr11" draw:text-style-name="P1" draw:layer="layout" draw:line-skew="4.43cm" svg:x1="19.298cm" svg:y1="8.624cm" svg:x2="32.18cm" svg:y2="7.2cm" draw:start-shape="id2" draw:start-glue-point="9" draw:end-shape="id10" draw:end-glue-point="3" svg:d="M19298 8624h10871v-1424h2011" svg:viewBox="0 0 12883 1425">
          <text:p/>
        </draw:connector>
        <draw:connector draw:style-name="gr12" draw:text-style-name="P8" draw:layer="layout" svg:x1="34.38cm" svg:y1="10.45cm" svg:x2="39.8cm" svg:y2="10.45cm" draw:start-shape="id6" draw:start-glue-point="1" svg:d="M34380 10450h5420" svg:viewBox="0 0 5421 1"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>2-Way Comms</text:span></text:p>
          <text:p text:style-name="P1"><text:span text:style-name="T9">MAVlink</text:span></text:p>
        </draw:connector>
        <draw:custom-shape draw:style-name="gr2" draw:text-style-name="P2" xml:id="id12" draw:id="id12" draw:layer="layout" svg:width="3cm" svg:height="1.7cm" svg:x="7.936cm" svg:y="24.446cm">
          <text:p text:style-name="P1"><text:span text:style-name="T2">Power Regulator</text:span><text:span text:style-name="T2"><text:line-break/></text:span><text:span text:style-name="T3">Buck Conver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2.6cm" svg:height="1.7cm" svg:x="2.651cm" svg:y="24.446cm">
          <text:p text:style-name="P1"><text:span text:style-name="T2">Battery</text:span><text:span text:style-name="T2"><text:line-break/></text:span><text:span text:style-name="T3">LIPO 6S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5.251cm" svg:y1="25.296cm" svg:x2="7.936cm" svg:y2="25.296cm" draw:start-shape="id11" draw:start-glue-point="1" draw:end-shape="id12" draw:end-glue-point="3" svg:d="M5251 25296h2685" svg:viewBox="0 0 2686 1">
          <text:p/>
        </draw:connector>
        <draw:custom-shape draw:style-name="gr2" draw:text-style-name="P2" xml:id="id13" draw:id="id13" draw:layer="layout" svg:width="2.6cm" svg:height="1.7cm" svg:x="7.985cm" svg:y="16.367cm">
          <text:p text:style-name="P1"><text:span text:style-name="T2">HDMI</text:span><text:span text:style-name="T2"><text:line-break/></text:span><text:span text:style-name="T3">Camera Recording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0.585cm" svg:y1="17.217cm" svg:x2="14.698cm" svg:y2="17.223cm" draw:start-shape="id13" draw:start-glue-point="1" draw:end-shape="id1" svg:d="M10585 17217h2057v6h2056" svg:viewBox="0 0 4114 7">
          <text:p/>
        </draw:connector>
        <draw:custom-shape draw:style-name="gr2" draw:text-style-name="P2" xml:id="id14" draw:id="id14" draw:layer="layout" svg:width="2.6cm" svg:height="1.7cm" svg:x="23.88cm" svg:y="19.3cm">
          <text:p text:style-name="P1"><text:span text:style-name="T4">Micro SD Card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line-skew="0.117cm" svg:x1="19.298cm" svg:y1="17.823cm" svg:x2="23.88cm" svg:y2="20.15cm" draw:start-shape="id1" draw:start-glue-point="6" draw:end-shape="id14" draw:end-glue-point="3" svg:d="M19298 17823h2408v2327h2174" svg:viewBox="0 0 4583 2328">
          <text:p/>
        </draw:connector>
        <draw:custom-shape draw:style-name="gr2" draw:text-style-name="P9" xml:id="id15" draw:id="id15" draw:layer="layout" svg:width="2.6cm" svg:height="1.7cm" svg:x="4.145cm" svg:y="6.864cm">
          <text:p text:style-name="P1"><text:span text:style-name="T1">GPS</text:span></text:p>
          <text:p text:style-name="P1"><text:span text:style-name="T2">(Serial)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line-skew="-0.469cm" svg:x1="6.745cm" svg:y1="7.714cm" svg:x2="14.698cm" svg:y2="8.878cm" draw:start-shape="id15" draw:start-glue-point="1" draw:end-shape="id2" draw:end-glue-point="5" svg:d="M6745 7714h3508v1164h4445" svg:viewBox="0 0 7954 1165">
          <text:p/>
        </draw:connector>
        <draw:custom-shape draw:style-name="gr2" draw:text-style-name="P2" xml:id="id16" draw:id="id16" draw:layer="layout" svg:width="2.6cm" svg:height="1.7cm" svg:x="7.985cm" svg:y="18.223cm">
          <text:p text:style-name="P1"><text:span text:style-name="T2">Debug Console</text:span><text:span text:style-name="T2"><text:line-break/></text:span><text:span text:style-name="T3">FTDI</text:span>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svg:x1="10.585cm" svg:y1="19.073cm" svg:x2="14.698cm" svg:y2="17.823cm" draw:start-shape="id16" draw:start-glue-point="1" draw:end-shape="id1" draw:end-glue-point="10" svg:d="M10585 19073h2057v-1250h2056" svg:viewBox="0 0 4114 1251">
          <text:p text:style-name="P1"><text:span text:style-name="T7"/></text:p>
          <text:p text:style-name="P1"><text:span text:style-name="T7"/></text:p>
          <text:p text:style-name="P1"><text:span text:style-name="T7"/></text:p>
        </draw:connector>
        <draw:custom-shape draw:style-name="gr2" draw:text-style-name="P11" xml:id="id17" draw:id="id17" draw:layer="layout" svg:width="2.6cm" svg:height="1.7cm" svg:x="31.78cm" svg:y="12.2cm">
          <text:p text:style-name="P10"><text:span text:style-name="T5">Bluetooth LE</text:span></text:p>
          <text:p text:style-name="P10"><text:span text:style-name="T5">(UART)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line-skew="-3.575cm" svg:x1="19.298cm" svg:y1="16.124cm" svg:x2="31.78cm" svg:y2="13.05cm" draw:start-shape="id1" draw:start-glue-point="4" draw:end-shape="id17" draw:end-glue-point="3" svg:d="M19298 16124h2666v-3074h9816" svg:viewBox="0 0 12483 3075">
          <text:p/>
        </draw:connector>
        <draw:custom-shape draw:style-name="gr2" draw:text-style-name="P9" xml:id="id23" draw:id="id23" draw:layer="layout" svg:width="2.6cm" svg:height="1.7cm" svg:x="23.86cm" svg:y="21.32cm">
          <text:p text:style-name="P9"><text:span text:style-name="T1">Mini PCI-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2.6cm" svg:height="1.7cm" svg:x="4.145cm" svg:y="10.464cm">
          <text:p text:style-name="P1"><text:span text:style-name="T3">Safety Switch and</text:span></text:p>
          <text:p text:style-name="P1"><text:span text:style-name="T3">Buzz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2.6cm" svg:height="1.7cm" svg:x="4.145cm" svg:y="14.064cm">
          <text:p text:style-name="P1"><text:span text:style-name="T3">LIDAR</text:span></text:p>
          <text:p text:style-name="P1"><text:span text:style-name="T3">(I2C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2.6cm" svg:height="1.7cm" svg:x="4.145cm" svg:y="12.264cm">
          <text:p text:style-name="P1"><text:span text:style-name="T3">Optical Flow</text:span></text:p>
          <text:p text:style-name="P1"><text:span text:style-name="T3">(I2C)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6.745cm" svg:y1="13.114cm" svg:x2="14.698cm" svg:y2="10.908cm" draw:start-shape="id18" draw:start-glue-point="1" draw:end-shape="id2" draw:end-glue-point="6" svg:d="M6745 13114h3977v-2206h3976" svg:viewBox="0 0 7954 2207">
          <text:p/>
        </draw:connector>
        <draw:connector draw:style-name="gr18" draw:text-style-name="P1" draw:layer="layout" draw:line-skew="0.42cm" svg:x1="6.745cm" svg:y1="14.914cm" svg:x2="14.698cm" svg:y2="11.543cm" draw:start-shape="id19" draw:start-glue-point="1" draw:end-shape="id2" draw:end-glue-point="8" svg:d="M6745 14914h4397v-3371h3556" svg:viewBox="0 0 7954 3372">
          <text:p/>
        </draw:connector>
        <draw:custom-shape draw:style-name="gr9" draw:text-style-name="P2" xml:id="id20" draw:id="id20" draw:layer="layout" svg:width="1.8cm" svg:height="0.6cm" svg:x="32.18cm" svg:y="7.6cm">
          <text:p text:style-name="P1"><text:span text:style-name="T2">ESC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21" draw:id="id21" draw:layer="layout" svg:width="1.8cm" svg:height="0.6cm" svg:x="32.18cm" svg:y="8.315cm">
          <text:p text:style-name="P1"><text:span text:style-name="T2">ESC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line-skew="5.065cm" svg:x1="19.298cm" svg:y1="8.624cm" svg:x2="32.18cm" svg:y2="7.9cm" draw:start-shape="id2" draw:start-glue-point="9" draw:end-shape="id20" draw:end-glue-point="3" svg:d="M19298 8624h11506v-724h1376" svg:viewBox="0 0 12883 725">
          <text:p/>
        </draw:connector>
        <draw:connector draw:style-name="gr19" draw:text-style-name="P9" draw:layer="layout" svg:x1="19.298cm" svg:y1="8.624cm" svg:x2="32.18cm" svg:y2="8.615cm" draw:start-shape="id2" draw:start-glue-point="9" draw:end-shape="id21" draw:end-glue-point="3" svg:d="M19298 8624h6441v-9h6441" svg:viewBox="0 0 12883 10">
          <text:p text:style-name="P1"><text:span text:style-name="T1"/></text:p>
          <text:p text:style-name="P1"><text:span text:style-name="T1"/></text:p>
          <text:p text:style-name="P1"><text:span text:style-name="T1">PWM or </text:span></text:p>
          <text:p text:style-name="P1"><text:span text:style-name="T1">CAN BUS</text:span></text:p>
        </draw:connector>
        <draw:connector draw:style-name="gr20" draw:text-style-name="P1" draw:layer="layout" draw:line-skew="-0.469cm" svg:x1="6.745cm" svg:y1="11.314cm" svg:x2="14.698cm" svg:y2="10.273cm" draw:start-shape="id22" draw:start-glue-point="1" draw:end-shape="id2" draw:end-glue-point="4" svg:d="M6745 11314h3508v-1041h4445" svg:viewBox="0 0 7954 1042">
          <text:p/>
        </draw:connector>
        <draw:connector draw:style-name="gr21" draw:text-style-name="P1" draw:layer="layout" draw:line-skew="-0.513cm" svg:x1="19.298cm" svg:y1="18.522cm" svg:x2="23.86cm" svg:y2="22.17cm" draw:start-shape="id1" draw:start-glue-point="7" draw:end-shape="id23" draw:end-glue-point="3" svg:d="M19298 18522h1768v3648h2794" svg:viewBox="0 0 4563 3649">
          <text:p/>
        </draw:connector>
        <draw:connector draw:style-name="gr12" draw:text-style-name="P8" draw:layer="layout" svg:x1="26.46cm" svg:y1="22.17cm" svg:x2="39.742cm" svg:y2="22.174cm" draw:start-shape="id23" svg:d="M26460 22170h6892v4h6390" svg:viewBox="0 0 13283 5"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>WiFi Video Stream</text:span></text:p>
        </draw:connector>
        <draw:custom-shape draw:style-name="gr2" draw:text-style-name="P2" xml:id="id24" draw:id="id24" draw:layer="layout" svg:width="2.6cm" svg:height="1.7cm" svg:x="7.985cm" svg:y="20.06cm">
          <text:p text:style-name="P1"><text:span text:style-name="T2">USB OTG</text:span>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line-skew="0.423cm" svg:x1="10.585cm" svg:y1="20.91cm" svg:x2="14.698cm" svg:y2="18.522cm" draw:start-shape="id24" draw:start-glue-point="1" draw:end-shape="id1" draw:end-glue-point="9" svg:d="M10585 20910h2480v-2388h1633" svg:viewBox="0 0 4114 2389">
          <text:p text:style-name="P1"><text:span text:style-name="T7"/></text:p>
          <text:p text:style-name="P1"><text:span text:style-name="T7"/></text:p>
          <text:p text:style-name="P1"><text:span text:style-name="T7"/></text:p>
        </draw:connector>
      </draw:page>
      <draw:page draw:name="page2" draw:style-name="dp1" draw:master-page-name="Default">
        <draw:custom-shape draw:style-name="gr22" draw:text-style-name="P1" xml:id="id25" draw:id="id25" draw:layer="layout" svg:width="3.81cm" svg:height="2.54cm" svg:x="11.287cm" svg:y="3.794cm">
          <text:p text:style-name="P1">IM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xml:id="id27" draw:id="id27" draw:layer="layout" svg:width="3.81cm" svg:height="2.54cm" svg:x="15.732cm" svg:y="3.794cm">
          <text:p text:style-name="P1">GP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xml:id="id28" draw:id="id28" draw:layer="layout" svg:width="3.81cm" svg:height="2.54cm" svg:x="20.177cm" svg:y="3.794cm">
          <text:p text:style-name="P1">LID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xml:id="id26" draw:id="id26" draw:layer="layout" svg:width="12.7cm" svg:height="2.921cm" svg:x="11.287cm" svg:y="8.139cm">
          <text:p text:style-name="P1">Estim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xml:id="id29" draw:id="id29" draw:layer="layout" svg:width="5.588cm" svg:height="2.54cm" svg:x="11.287cm" svg:y="12.965cm">
          <text:p text:style-name="P1">Navig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xml:id="id30" draw:id="id30" draw:layer="layout" svg:width="5.588cm" svg:height="2.54cm" svg:x="18.399cm" svg:y="12.965cm">
          <text:p text:style-name="P1">Stabilis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xml:id="id34" draw:id="id34" draw:layer="layout" svg:width="5.588cm" svg:height="2.54cm" svg:x="28.432cm" svg:y="3.794cm">
          <text:p text:style-name="P1">Radio Contr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xml:id="id31" draw:id="id31" draw:layer="layout" svg:width="5.588cm" svg:height="2.54cm" svg:x="28.432cm" svg:y="12.965cm">
          <text:p text:style-name="P1">Actuato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xml:id="id35" draw:id="id35" draw:layer="layout" svg:width="5.588cm" svg:height="2.54cm" svg:x="14.843cm" svg:y="17.637cm">
          <text:p text:style-name="P1">Datalin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xml:id="id33" draw:id="id33" draw:layer="layout" svg:width="5.588cm" svg:height="2.54cm" svg:x="14.843cm" svg:y="22.336cm">
          <text:p text:style-name="P1">Telemet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xml:id="id32" draw:id="id32" draw:layer="layout" svg:width="5.588cm" svg:height="2.54cm" svg:x="28.432cm" svg:y="22.336cm">
          <text:p text:style-name="P1">Battery Monitor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1" draw:layer="layout" svg:x1="13.192cm" svg:y1="6.334cm" svg:x2="17.637cm" svg:y2="8.139cm" draw:start-shape="id25" draw:start-glue-point="2" draw:end-shape="id26" svg:d="M13192 6334v902h4445v903" svg:viewBox="0 0 4446 1806">
          <text:p/>
        </draw:connector>
        <draw:connector draw:style-name="gr25" draw:text-style-name="P1" draw:layer="layout" svg:x1="17.637cm" svg:y1="6.334cm" svg:x2="17.637cm" svg:y2="8.139cm" draw:start-shape="id27" draw:start-glue-point="2" draw:end-shape="id26" draw:end-glue-point="0" svg:d="M17637 6334v1805" svg:viewBox="0 0 1 1806">
          <text:p/>
        </draw:connector>
        <draw:connector draw:style-name="gr25" draw:text-style-name="P1" draw:layer="layout" svg:x1="22.082cm" svg:y1="6.334cm" svg:x2="17.637cm" svg:y2="8.139cm" draw:start-shape="id28" draw:start-glue-point="2" draw:end-shape="id26" draw:end-glue-point="0" svg:d="M22082 6334v902h-4445v903" svg:viewBox="0 0 4446 1806">
          <text:p/>
        </draw:connector>
        <draw:connector draw:style-name="gr25" draw:text-style-name="P1" draw:layer="layout" svg:x1="17.637cm" svg:y1="11.06cm" svg:x2="14.081cm" svg:y2="12.965cm" draw:start-shape="id26" draw:start-glue-point="2" draw:end-shape="id29" draw:end-glue-point="0" svg:d="M17637 11060v952h-3556v953" svg:viewBox="0 0 3557 1906">
          <text:p/>
        </draw:connector>
        <draw:connector draw:style-name="gr25" draw:text-style-name="P1" draw:layer="layout" svg:x1="17.637cm" svg:y1="11.06cm" svg:x2="21.193cm" svg:y2="12.965cm" draw:start-shape="id26" draw:start-glue-point="2" draw:end-shape="id30" svg:d="M17637 11060v952h3556v953" svg:viewBox="0 0 3557 1906">
          <text:p/>
        </draw:connector>
        <draw:connector draw:style-name="gr25" draw:text-style-name="P1" draw:layer="layout" svg:x1="16.875cm" svg:y1="14.235cm" svg:x2="18.399cm" svg:y2="14.235cm" draw:start-shape="id29" draw:start-glue-point="1" draw:end-shape="id30" draw:end-glue-point="3" svg:d="M16875 14235h1524" svg:viewBox="0 0 1525 1">
          <text:p/>
        </draw:connector>
        <draw:connector draw:style-name="gr25" draw:text-style-name="P1" draw:layer="layout" svg:x1="23.987cm" svg:y1="14.235cm" svg:x2="28.432cm" svg:y2="14.235cm" draw:start-shape="id30" draw:start-glue-point="1" draw:end-shape="id31" draw:end-glue-point="3" svg:d="M23987 14235h4445" svg:viewBox="0 0 4446 1">
          <text:p/>
        </draw:connector>
        <draw:connector draw:style-name="gr25" draw:text-style-name="P1" draw:layer="layout" svg:x1="28.432cm" svg:y1="23.606cm" svg:x2="20.431cm" svg:y2="23.606cm" draw:start-shape="id32" draw:start-glue-point="3" draw:end-shape="id33" draw:end-glue-point="1" svg:d="M28432 23606h-8001" svg:viewBox="0 0 8002 1">
          <text:p/>
        </draw:connector>
        <draw:connector draw:style-name="gr25" draw:text-style-name="P1" draw:layer="layout" svg:x1="31.226cm" svg:y1="6.334cm" svg:x2="31.226cm" svg:y2="12.965cm" draw:start-shape="id34" draw:start-glue-point="2" draw:end-shape="id31" draw:end-glue-point="0" svg:d="M31226 6334v6631" svg:viewBox="0 0 1 6632">
          <text:p/>
        </draw:connector>
        <draw:connector draw:style-name="gr25" draw:text-style-name="P1" draw:layer="layout" svg:x1="17.637cm" svg:y1="17.637cm" svg:x2="14.081cm" svg:y2="15.505cm" draw:start-shape="id35" draw:start-glue-point="0" draw:end-shape="id29" draw:end-glue-point="2" svg:d="M17637 17637v-1066h-3556v-1066" svg:viewBox="0 0 3557 2133">
          <text:p/>
        </draw:connector>
        <draw:connector draw:style-name="gr26" draw:text-style-name="P1" draw:layer="layout" svg:x1="14.843cm" svg:y1="18.907cm" svg:x2="10.239cm" svg:y2="18.906cm" draw:start-shape="id35" draw:start-glue-point="3" svg:d="M14843 18907h-2552v-1h-2052" svg:viewBox="0 0 4605 2">
          <text:p/>
        </draw:connector>
        <draw:connector draw:style-name="gr25" draw:text-style-name="P1" draw:layer="layout" svg:x1="14.843cm" svg:y1="23.606cm" svg:x2="10.243cm" svg:y2="23.603cm" draw:start-shape="id33" draw:start-glue-point="3" svg:d="M14843 23606h-2550v-3h-2050" svg:viewBox="0 0 4601 4">
          <text:p/>
        </draw:connector>
        <draw:connector draw:style-name="gr25" draw:text-style-name="P1" draw:layer="layout" draw:line-skew="2.145cm" svg:x1="21.193cm" svg:y1="15.505cm" svg:x2="17.637cm" svg:y2="22.336cm" draw:start-shape="id30" draw:start-glue-point="2" draw:end-shape="id33" draw:end-glue-point="0" svg:d="M21193 15505v5561h-3556v1270" svg:viewBox="0 0 3557 68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italic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2T14:33:28.458545687</meta:creation-date>
    <dc:date>2016-05-14T17:31:30.991814300</dc:date>
    <meta:editing-duration>P1DT2H32M12S</meta:editing-duration>
    <meta:editing-cycles>22</meta:editing-cycles>
    <meta:generator>LibreOffice/4.2.8.2$Linux_X86_64 LibreOffice_project/420m0$Build-2</meta:generator>
    <meta:document-statistic meta:object-count="73"/>
  </office:meta>
</office:document-meta>
</file>